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730000004D426985FC273EB8239.png" manifest:media-type="image/png"/>
  <manifest:file-entry manifest:full-path="Pictures/100000010000054000000230E79BA4B4DDA1170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  <style:paragraph-properties style:writing-mode="lr-tb"/>
    </style:style>
    <style:style style:name="gr22" style:family="graphic" style:parent-style-name="standard">
      <style:graphic-properties draw:stroke="none" draw:fill="none" fo:min-height="1.737cm"/>
      <style:paragraph-properties style:writing-mode="lr-tb"/>
    </style:style>
    <style:style style:name="gr23" style:family="graphic" style:parent-style-name="standard">
      <style:graphic-properties draw:stroke="none" draw:fill="none" fo:min-height="1.423cm"/>
      <style:paragraph-properties style:writing-mode="lr-tb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  <style:paragraph-properties style:writing-mode="lr-tb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1" style:family="graphic" style:parent-style-name="standard">
      <style:graphic-properties draw:stroke="none" draw:fill="none" fo:min-height="1.526cm"/>
      <style:paragraph-properties style:writing-mode="lr-tb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7" style:family="paragraph">
      <loext:graphic-properties draw:fill-color="#355269"/>
      <style:paragraph-properties fo:text-align="center"/>
      <style:text-properties fo:language="fr" fo:country="FR"/>
    </style:style>
    <style:style style:name="P28" style:family="paragraph">
      <loext:graphic-properties draw:fill-color="#158466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0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1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2" style:family="paragraph">
      <loext:graphic-properties draw:fill-color="#ffa500"/>
      <style:paragraph-properties fo:text-align="center"/>
      <style:text-properties fo:language="fr" fo:country="FR"/>
    </style:style>
    <style:style style:name="P33" style:family="paragraph">
      <loext:graphic-properties draw:fill-color="#afeeee"/>
      <style:paragraph-properties fo:text-align="center"/>
      <style:text-properties fo:language="fr" fo:country="FR"/>
    </style:style>
    <style:style style:name="P34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6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7" style:family="paragraph">
      <loext:graphic-properties draw:fill-color="#ff3838"/>
      <style:paragraph-properties fo:text-align="center"/>
    </style:style>
    <style:style style:name="P38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40" style:family="paragraph">
      <style:paragraph-properties fo:text-align="end"/>
    </style:style>
    <style:style style:name="P41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4pt" fo:font-weight="normal" style:font-size-asian="34pt" style:font-weight-asian="normal" style:font-size-complex="34pt" style:font-weight-complex="normal"/>
    </style:style>
    <style:style style:name="T21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2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3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4" style:family="text">
      <style:text-properties fo:font-size="22pt"/>
    </style:style>
    <style:style style:name="T25" style:family="text">
      <style:text-properties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ffffff" loext:opacity="100%" fo:font-size="22pt" fo:language="fr" fo:country="FR" style:font-size-asian="22pt" style:font-size-complex="22pt"/>
    </style:style>
    <style:style style:name="T33" style:family="text">
      <style:text-properties fo:font-size="34pt" fo:font-weight="bold" style:font-size-asian="34pt" style:font-weight-asian="bold" style:font-size-complex="34pt" style:font-weight-complex="bold"/>
    </style:style>
    <style:style style:name="T34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5" style:family="text">
      <style:text-properties fo:color="#ffffff" loext:opacity="100%" fo:font-size="32pt" fo:language="fr" fo:country="FR" style:font-size-asian="32pt" style:font-size-complex="32pt"/>
    </style:style>
    <style:style style:name="T3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ff" loext:opacity="100%" fo:font-size="18pt" fo:language="fr" fo:country="FR" style:font-size-asian="18pt" style:font-size-complex="18pt"/>
    </style:style>
    <style:style style:name="T4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3cm 15.7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0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2">Ne fonctionne pas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 (GPU)*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6" draw:layer="layout" svg:width="25.147cm" svg:height="0.725cm" svg:x="1.022cm" svg:y="13.276cm">
          <draw:text-box>
            <text:p><text:span text:style-name="T18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7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8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3" draw:text-style-name="P3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Évitez d'afficher les informations critiques en stade final d'une transition</text:span></text:p>
                <text:list>
                  <text:list-item>
                    <text:p><text:span text:style-name="T20">Tous les utilisateurs ne verront pas l'information</text:span></text:p>
                  </text:list-item>
                </text:list>
              </text:list-item>
              <text:list-item>
                <text:p><text:span text:style-name="T20">Évitez les durées de transitions trop longues/rapid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7" draw:layer="layout" svg:width="1.64cm" svg:height="14.531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8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accessibilité – Transitions CSS</text:span></text:p>
          </draw:text-box>
        </draw:frame>
        <draw:frame presentation:style-name="pr15" draw:text-style-name="P30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20">Proposez une version sans animation (voir sources)</text:span></text:p>
              </text:list-item>
              <text:list-item>
                <text:p><text:span text:style-name="T20">Essayez de faire une direction artistique de vos transitions</text:span></text:p>
                <text:list>
                  <text:list-item>
                    <text:p><text:span text:style-name="T20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1">Source(s) :</text:span></text:p>
            <text:list text:style-name="L1">
              <text:list-item>
                <text:p><text:span text:style-name="T22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2"><text:a xlink:href="https://www.w3.org/WAI/WCAG21/Understanding/animation-from-interactions" xlink:type="simple">https://www.w3.org/WAI/WCAG21/Understanding/animation-from-interactions</text:a></text:span><text:span text:style-name="T23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8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8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4" draw:layer="layout" svg:width="27.2cm" svg:height="1.42cm" svg:x="0.4cm" svg:y="10.8cm">
          <draw:text-box>
            <text:p text:style-name="P18"><text:span text:style-name="T25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2" draw:text-style-name="P34" draw:layer="layout" svg:width="27.2cm" svg:height="1.987cm" svg:x="0.4cm" svg:y="10.8cm">
          <draw:text-box>
            <text:p text:style-name="P18"><text:span text:style-name="T25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6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7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9" draw:text-style-name="P32" draw:layer="layout" svg:width="1.921cm" svg:height="13.757cm" draw:transform="rotate (-3.14159265358979) translate (0.896cm 16.1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3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26.183cm" svg:height="1.673cm" svg:x="0.818cm" svg:y="5.754cm">
          <draw:text-box>
            <text:p text:style-name="P18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2" draw:text-style-name="P36" draw:layer="layout" svg:width="7.461cm" svg:height="2.64cm" svg:x="9.339cm" svg:y="8.16cm" presentation:class="title" presentation:user-transformed="true">
          <draw:text-box>
            <text:p text:style-name="P1"><text:span text:style-name="T32">On change la propriété </text:span><text:span text:style-name="T32"><text:line-break/></text:span><text:span text:style-name="T32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3" draw:text-style-name="P36" draw:layer="layout" svg:width="4.662cm" svg:height="1.737cm" svg:x="17.401cm" svg:y="2.96cm" presentation:class="title" presentation:user-transformed="true">
          <draw:text-box>
            <text:p text:style-name="P1"><text:span text:style-name="T32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4" draw:text-style-name="P36" draw:layer="layout" svg:width="7.461cm" svg:height="0.869cm" svg:x="19.2cm" svg:y="8.6cm" presentation:class="title" presentation:user-transformed="true">
          <draw:text-box>
            <text:p text:style-name="P1"><text:span text:style-name="T32">de façon linéaire</text:span></text:p>
          </draw:text-box>
        </draw:frame>
        <draw:frame presentation:style-name="pr25" draw:text-style-name="P36" draw:layer="layout" svg:width="4.662cm" svg:height="2.605cm" svg:x="23cm" svg:y="2.961cm" presentation:class="title" presentation:user-transformed="true">
          <draw:text-box>
            <text:p text:style-name="P1"><text:span text:style-name="T32">avec un délai de 0.5 secondes</text:span></text:p>
          </draw:text-box>
        </draw:frame>
        <draw:frame draw:style-name="gr34" draw:text-style-name="P34" draw:layer="layout" svg:width="27.2cm" svg:height="1.119cm" svg:x="0.4cm" svg:y="12.18cm">
          <draw:text-box>
            <text:p text:style-name="P18"><text:span text:style-name="T25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6" draw:text-style-name="P30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20">N'écrivez </text:span><text:span text:style-name="T33">jamais</text:span><text:span text:style-name="T20"> la chose suivante :</text:span></text:p>
              </text:list-item>
            </text:list>
          </draw:text-box>
        </draw:frame>
        <draw:frame draw:style-name="gr23" draw:text-style-name="P35" draw:layer="layout" svg:width="26.183cm" svg:height="1.673cm" svg:x="0.819cm" svg:y="4.327cm">
          <draw:text-box>
            <text:p text:style-name="P18"><text:span text:style-name="T28">transition:</text:span><text:span text:style-name="T29"> </text:span><text:span text:style-name="T30">all 200ms linear</text:span><text:span text:style-name="T31">;</text:span></text:p>
          </draw:text-box>
        </draw:frame>
        <draw:frame presentation:style-name="pr27" draw:text-style-name="P36" draw:layer="layout" svg:width="14.662cm" svg:height="2.64cm" svg:x="12.338cm" svg:y="6.76cm" presentation:class="title" presentation:user-transformed="true">
          <draw:text-box>
            <text:p text:style-name="P1"><text:span text:style-name="T32">Ne dites </text:span><text:span text:style-name="T34">jamais</text:span><text:span text:style-name="T32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4" draw:layer="layout" svg:width="27.2cm" svg:height="1.119cm" svg:x="0.4cm" svg:y="10.681cm">
          <draw:text-box>
            <text:p text:style-name="P18"><text:span text:style-name="T25">Ceci fonctionne mais va provoquer des problèmes de performances</text:span></text:p>
          </draw:text-box>
        </draw:frame>
        <draw:custom-shape draw:style-name="gr36" draw:text-style-name="P10" draw:layer="layout" svg:width="0.74cm" svg:height="5.249cm" draw:transform="rotate (-1.5707963267949) translate (28.02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6" draw:text-style-name="P10" draw:layer="layout" svg:width="0.74cm" svg:height="5.249cm" draw:transform="rotate (-1.5707963267949) translate (28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9" draw:layer="layout" svg:width="25.198cm" svg:height="1.425cm" svg:x="1.393cm" svg:y="0.627cm" presentation:class="title" presentation:user-transformed="true">
          <draw:text-box>
            <text:p text:style-name="P1"><text:span text:style-name="T19">Point performances – transitions</text:span></text:p>
          </draw:text-box>
        </draw:frame>
        <draw:frame presentation:style-name="pr29" draw:text-style-name="P30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20">Ne mettez </text:span><text:span text:style-name="T33">que</text:span><text:span text:style-name="T20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8" draw:text-style-name="P37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1" draw:layer="layout" svg:width="16.8cm" svg:height="13.365cm" svg:x="2.097cm" svg:y="14.103cm" presentation:class="notes" presentation:user-transformed="true">
            <draw:text-box>
              <text:p><text:span text:style-name="T24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4" draw:layer="layout" svg:width="27.2cm" svg:height="1.119cm" svg:x="0.4cm" svg:y="11.4cm">
          <draw:text-box>
            <text:p text:style-name="P18"><text:span text:style-name="T25">Grâce à la propriété "transition", nous avons écrit quatre propriétés en une</text:span></text:p>
          </draw:text-box>
        </draw:frame>
        <draw:frame draw:style-name="gr23" draw:text-style-name="P35" draw:layer="layout" svg:width="26.183cm" svg:height="1.673cm" svg:x="-0.282cm" svg:y="6.153cm">
          <draw:text-box>
            <text:p text:style-name="P18"><text:span text:style-name="T28">transition:</text:span><text:span text:style-name="T29"> </text:span><text:span text:style-name="T30">margin-right 2s linear .5s</text:span><text:span text:style-name="T31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2" draw:text-style-name="P38" draw:layer="layout" svg:width="4.662cm" svg:height="1.267cm" svg:x="8.239cm" svg:y="8.559cm" presentation:class="title" presentation:user-transformed="true">
          <draw:text-box>
            <text:p text:style-name="P1"><text:span text:style-name="T35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2" draw:text-style-name="P38" draw:layer="layout" svg:width="4.662cm" svg:height="1.267cm" svg:x="16.301cm" svg:y="3.359cm" presentation:class="title" presentation:user-transformed="true">
          <draw:text-box>
            <text:p text:style-name="P1"><text:span text:style-name="T35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2" draw:text-style-name="P38" draw:layer="layout" svg:width="8.6cm" svg:height="1.267cm" svg:x="18.101cm" svg:y="8.56cm" presentation:class="title" presentation:user-transformed="true">
          <draw:text-box>
            <text:p text:style-name="P1"><text:span text:style-name="T35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2" draw:text-style-name="P38" draw:layer="layout" svg:width="4.662cm" svg:height="1.267cm" svg:x="22.101cm" svg:y="3.36cm" presentation:class="title" presentation:user-transformed="true">
          <draw:text-box>
            <text:p text:style-name="P1"><text:span text:style-name="T35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6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6">Le second nombre rencontré sera </text:span><text:span text:style-name="T11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39" draw:layer="layout" svg:width="27.4cm" svg:height="1.776cm" svg:x="0.4cm" svg:y="10.824cm">
          <draw:text-box>
            <text:p text:style-name="P18"><text:span text:style-name="T37">transition:</text:span><text:span text:style-name="T38"> </text:span><text:span text:style-name="T39">color 2s linear .5s</text:span><text:span text:style-name="T40">,</text:span><text:span text:style-name="T39"> </text:span><text:span text:style-name="T38">font-size 300ms</text:span><text:span text:style-name="T41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2" draw:text-style-name="P38" draw:layer="layout" svg:width="7.062cm" svg:height="1.267cm" svg:x="7.138cm" svg:y="8cm" presentation:class="title" presentation:user-transformed="true">
          <draw:text-box>
            <text:p text:style-name="P1"><text:span text:style-name="T35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2" draw:text-style-name="P38" draw:layer="layout" svg:width="8.6cm" svg:height="1.267cm" svg:x="18.075cm" svg:y="13.133cm" presentation:class="title" presentation:user-transformed="true">
          <draw:text-box>
            <text:p text:style-name="P1"><text:span text:style-name="T35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Et bien évidemment, 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s les propriétés </text:span><text:span text:style-name="T12">"transition-property" et "transition-duration" sont obligatoires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es </text:span><text:span text:style-name="T12">deux premières</text:span><text:span text:style-name="T11"> valeurs sont obligatoires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40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7" draw:text-style-name="P41" draw:layer="layout" svg:width="7.862cm" svg:height="3.556cm" svg:x="18.538cm" svg:y="6.8cm" presentation:class="title" presentation:user-transformed="true">
          <draw:text-box>
            <text:p text:style-name="P40"><text:span text:style-name="T42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00100000730000004D426985FC273EB82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42" draw:text-style-name="P42" draw:layer="layout" svg:width="25.198cm" svg:height="12.191cm" svg:x="1.4cm" svg:y="1.713cm">
          <draw:text-box>
            <text:p><text:span text:style-name="T43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05T16:12:01.690000000</dc:date>
    <meta:editing-duration>P18DT16H58M10S</meta:editing-duration>
    <meta:editing-cycles>881</meta:editing-cycles>
    <meta:generator>LibreOffice/7.2.7.2$Windows_X86_64 LibreOffice_project/8d71d29d553c0f7dcbfa38fbfda25ee34cce99a2</meta:generator>
    <meta:document-statistic meta:object-count="285"/>
  </office:meta>
</office:document-meta>
</file>